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P3" style:family="paragraph">
      <style:paragraph-properties fo:text-align="center"/>
      <style:text-properties fo:font-family="'Palatino Linotype'" style:font-family-generic="roman" style:font-pitch="variable"/>
    </style:style>
    <style:style style:name="T1" style:family="text">
      <style:text-properties fo:font-family="'Palatino Linotype'" style:font-family-generic="roman" style:font-pitch="variable"/>
    </style:style>
    <style:style style:name="T2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20.657cm" svg:height="12.008cm" svg:x="1.461cm" svg:y="1.71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measure draw:style-name="gr2" draw:text-style-name="P1" draw:layer="measurelines" svg:x1="11cm" svg:y1="4.6cm" svg:x2="15.228cm" svg:y2="4.6cm">
          <text:p text:style-name="P1"><text:span text:style-name="T1">Öffentliche Zone</text:span><text:span text:style-name="T1"><text:measure text:kind="gap"/></text:span></text:p>
        </draw:measure>
        <draw:measure draw:style-name="gr2" draw:text-style-name="P1" draw:layer="layout" svg:x1="5.907cm" svg:y1="4.6cm" svg:x2="11cm" svg:y2="4.6cm">
          <text:p text:style-name="P1"><text:span text:style-name="T1">Private und Soziale Zone</text:span><text:span text:style-name="T1"><text:measure text:kind="gap"/></text:span></text:p>
        </draw:measure>
        <draw:measure draw:style-name="gr2" draw:text-style-name="P3" draw:layer="layout" svg:x1="5.905cm" svg:y1="3.546cm" svg:x2="15.249cm" svg:y2="3.546cm">
          <text:p text:style-name="P2"><text:span text:style-name="T2">SIP Anruf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5$Build-9221</meta:generator>
    <meta:creation-date>2008-05-02T14:25:02</meta:creation-date>
    <dc:date>2008-05-02T17:06:05</dc:date>
    <meta:editing-cycles>2</meta:editing-cycles>
    <meta:editing-duration>PT3M8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0pt" style:font-size-asian="6.69999980926514pt" style:font-size-complex="6.69999980926514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5" style:family="chart"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6" style:family="chart" style:data-style-name="N0">
      <style:chart-properties chart:display-label="true" chart:logarithmic="false" chart:maximum="25" chart:interval-major="5" text:line-break="false" chart:link-data-style-to-source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7" style:family="chart">
      <style:chart-properties style:rotation-angle="90"/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dash" draw:stroke-dash="Ultrafine_20_Dashed" svg:stroke-color="#000000" draw:fill-color="#00000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draw:stroke-dash="Dashed_20__28_var_29_" svg:stroke-color="#000000" draw:fill-color="#00000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658cm" svg:height="12.009cm" chart:class="chart:scatter" chart:style-name="ch1">
        <chart:legend chart:legend-position="end" svg:x="15.532cm" svg:y="4.723cm" chart:style-name="ch2"/>
        <chart:plot-area chart:style-name="ch3" chart:data-source-has-labels="both" svg:x="0.939cm" svg:y="0.44cm" svg:width="18.601cm" svg:height="11.006cm">
          <chart:axis chart:dimension="x" chart:name="primary-x" chart:style-name="ch4">
            <chart:title svg:x="8.191cm" svg:y="10.873cm" chart:style-name="ch5">
              <text:p>Zeit in Sekunden</text:p>
            </chart:title>
            <chart:categories table:cell-range-address="local-table.$A$2:.$A$87"/>
          </chart:axis>
          <chart:axis chart:dimension="y" chart:name="primary-y" chart:style-name="ch6">
            <chart:title svg:x="1.025cm" svg:y="7.35cm" chart:style-name="ch7">
              <text:p>Bandbreite in Kbyte/s</text:p>
            </chart:title>
            <chart:grid chart:style-name="ch8" chart:class="major"/>
          </chart:axis>
          <chart:series chart:style-name="ch9" chart:values-cell-range-address="local-table.$C$2:.$C$87" chart:label-cell-address="local-table.$C$1" chart:class="chart:scatter">
            <chart:domain table:cell-range-address="local-table.$B$2:.$B$87"/>
            <chart:data-point chart:repeated="86"/>
          </chart:series>
          <chart:series chart:style-name="ch10" chart:values-cell-range-address="local-table.$D$2:.$D$87" chart:label-cell-address="local-table.$D$1" chart:class="chart:scatter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P</text:p>
              </table:table-cell>
              <table:table-cell office:value-type="string">
                <text:p>RTP</text:p>
              </table:table-cell>
            </table:table-row>
          </table:table-header-rows>
          <table:table-rows>
            <table:table-row>
              <table:table-cell office:value-type="string">
                <text:p>Zeile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3</text:p>
              </table:table-cell>
              <table:table-cell office:value-type="float" office:value="9">
                <text:p>9</text:p>
              </table:table-cell>
              <table:table-cell office:value-type="float" office:value="1.424">
                <text:p>1.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6</text:p>
              </table:table-cell>
              <table:table-cell office:value-type="float" office:value="12">
                <text:p>12</text:p>
              </table:table-cell>
              <table:table-cell office:value-type="float" office:value="1.298">
                <text:p>1.298</text:p>
              </table:table-cell>
              <table:table-cell office:value-type="float" office:value="1.728">
                <text:p>1.728</text:p>
              </table:table-cell>
            </table:table-row>
            <table:table-row>
              <table:table-cell office:value-type="string">
                <text:p>Zeile 1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4.112">
                <text:p>14.112</text:p>
              </table:table-cell>
            </table:table-row>
            <table:table-row>
              <table:table-cell office:value-type="string">
                <text:p>Zeile 1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8.432">
                <text:p>18.432</text:p>
              </table:table-cell>
            </table:table-row>
            <table:table-row>
              <table:table-cell office:value-type="string">
                <text:p>Zeile 1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5.168">
                <text:p>15.168</text:p>
              </table:table-cell>
            </table:table-row>
            <table:table-row>
              <table:table-cell office:value-type="string">
                <text:p>Zeile 2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4.496">
                <text:p>14.496</text:p>
              </table:table-cell>
            </table:table-row>
            <table:table-row>
              <table:table-cell office:value-type="string">
                <text:p>Zeile 2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Zeile 2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4.016">
                <text:p>14.016</text:p>
              </table:table-cell>
            </table:table-row>
            <table:table-row>
              <table:table-cell office:value-type="string">
                <text:p>Zeile 2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string">
                <text:p>Zeile 2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string">
                <text:p>Zeile 2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3.728">
                <text:p>13.728</text:p>
              </table:table-cell>
            </table:table-row>
            <table:table-row>
              <table:table-cell office:value-type="string">
                <text:p>Zeile 2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3.824">
                <text:p>13.824</text:p>
              </table:table-cell>
            </table:table-row>
            <table:table-row>
              <table:table-cell office:value-type="string">
                <text:p>Zeile 2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3.632">
                <text:p>13.632</text:p>
              </table:table-cell>
            </table:table-row>
            <table:table-row>
              <table:table-cell office:value-type="string">
                <text:p>Zeile 2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4.112">
                <text:p>14.112</text:p>
              </table:table-cell>
            </table:table-row>
            <table:table-row>
              <table:table-cell office:value-type="string">
                <text:p>Zeile 2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3.824">
                <text:p>13.824</text:p>
              </table:table-cell>
            </table:table-row>
            <table:table-row>
              <table:table-cell office:value-type="string">
                <text:p>Zeile 3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Zeile 3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3.632">
                <text:p>13.632</text:p>
              </table:table-cell>
            </table:table-row>
            <table:table-row>
              <table:table-cell office:value-type="string">
                <text:p>Zeile 3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3.728">
                <text:p>13.728</text:p>
              </table:table-cell>
            </table:table-row>
            <table:table-row>
              <table:table-cell office:value-type="string">
                <text:p>Zeile 3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4.016">
                <text:p>14.016</text:p>
              </table:table-cell>
            </table:table-row>
            <table:table-row>
              <table:table-cell office:value-type="string">
                <text:p>Zeile 3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3.344">
                <text:p>13.344</text:p>
              </table:table-cell>
            </table:table-row>
            <table:table-row>
              <table:table-cell office:value-type="string">
                <text:p>Zeile 3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4.496">
                <text:p>14.496</text:p>
              </table:table-cell>
            </table:table-row>
            <table:table-row>
              <table:table-cell office:value-type="string">
                <text:p>Zeile 36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3.056">
                <text:p>13.056</text:p>
              </table:table-cell>
            </table:table-row>
            <table:table-row>
              <table:table-cell office:value-type="string">
                <text:p>Zeile 3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8.336">
                <text:p>18.336</text:p>
              </table:table-cell>
            </table:table-row>
            <table:table-row>
              <table:table-cell office:value-type="string">
                <text:p>Zeile 3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6.896">
                <text:p>16.896</text:p>
              </table:table-cell>
            </table:table-row>
            <table:table-row>
              <table:table-cell office:value-type="string">
                <text:p>Zeile 39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5.36">
                <text:p>15.36</text:p>
              </table:table-cell>
            </table:table-row>
            <table:table-row>
              <table:table-cell office:value-type="string">
                <text:p>Zeile 4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6.128">
                <text:p>16.128</text:p>
              </table:table-cell>
            </table:table-row>
            <table:table-row>
              <table:table-cell office:value-type="string">
                <text:p>Zeile 41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5.648">
                <text:p>15.648</text:p>
              </table:table-cell>
            </table:table-row>
            <table:table-row>
              <table:table-cell office:value-type="string">
                <text:p>Zeile 42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Zeile 43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6.224">
                <text:p>16.224</text:p>
              </table:table-cell>
            </table:table-row>
            <table:table-row>
              <table:table-cell office:value-type="string">
                <text:p>Zeile 4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6.704">
                <text:p>16.704</text:p>
              </table:table-cell>
            </table:table-row>
            <table:table-row>
              <table:table-cell office:value-type="string">
                <text:p>Zeile 45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6.224">
                <text:p>16.224</text:p>
              </table:table-cell>
            </table:table-row>
            <table:table-row>
              <table:table-cell office:value-type="string">
                <text:p>Zeile 46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.608">
                <text:p>16.608</text:p>
              </table:table-cell>
            </table:table-row>
            <table:table-row>
              <table:table-cell office:value-type="string">
                <text:p>Zeile 47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6.512">
                <text:p>16.512</text:p>
              </table:table-cell>
            </table:table-row>
            <table:table-row>
              <table:table-cell office:value-type="string">
                <text:p>Zeile 48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6.224">
                <text:p>16.224</text:p>
              </table:table-cell>
            </table:table-row>
            <table:table-row>
              <table:table-cell office:value-type="string">
                <text:p>Zeile 4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5.744">
                <text:p>15.744</text:p>
              </table:table-cell>
            </table:table-row>
            <table:table-row>
              <table:table-cell office:value-type="string">
                <text:p>Zeile 50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6.224">
                <text:p>16.224</text:p>
              </table:table-cell>
            </table:table-row>
            <table:table-row>
              <table:table-cell office:value-type="string">
                <text:p>Zeile 51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6.128">
                <text:p>16.128</text:p>
              </table:table-cell>
            </table:table-row>
            <table:table-row>
              <table:table-cell office:value-type="string">
                <text:p>Zeile 52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5.936">
                <text:p>15.936</text:p>
              </table:table-cell>
            </table:table-row>
            <table:table-row>
              <table:table-cell office:value-type="string">
                <text:p>Zeile 53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6.224">
                <text:p>16.224</text:p>
              </table:table-cell>
            </table:table-row>
            <table:table-row>
              <table:table-cell office:value-type="string">
                <text:p>Zeile 5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6.128">
                <text:p>16.128</text:p>
              </table:table-cell>
            </table:table-row>
            <table:table-row>
              <table:table-cell office:value-type="string">
                <text:p>Zeile 55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6.608">
                <text:p>16.608</text:p>
              </table:table-cell>
            </table:table-row>
            <table:table-row>
              <table:table-cell office:value-type="string">
                <text:p>Zeile 56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6.608">
                <text:p>16.608</text:p>
              </table:table-cell>
            </table:table-row>
            <table:table-row>
              <table:table-cell office:value-type="string">
                <text:p>Zeile 57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5.648">
                <text:p>15.648</text:p>
              </table:table-cell>
            </table:table-row>
            <table:table-row>
              <table:table-cell office:value-type="string">
                <text:p>Zeile 58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Zeile 59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Zeile 6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5.744">
                <text:p>15.744</text:p>
              </table:table-cell>
            </table:table-row>
            <table:table-row>
              <table:table-cell office:value-type="string">
                <text:p>Zeile 61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6.992">
                <text:p>16.992</text:p>
              </table:table-cell>
            </table:table-row>
            <table:table-row>
              <table:table-cell office:value-type="string">
                <text:p>Zeile 62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6.608">
                <text:p>16.608</text:p>
              </table:table-cell>
            </table:table-row>
            <table:table-row>
              <table:table-cell office:value-type="string">
                <text:p>Zeile 63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6.608">
                <text:p>16.608</text:p>
              </table:table-cell>
            </table:table-row>
            <table:table-row>
              <table:table-cell office:value-type="string">
                <text:p>Zeile 64</text:p>
              </table:table-cell>
              <table:table-cell office:value-type="float" office:value="60">
                <text:p>60</text:p>
              </table:table-cell>
              <table:table-cell office:value-type="float" office:value="0.851">
                <text:p>0.851</text:p>
              </table:table-cell>
              <table:table-cell office:value-type="float" office:value="3.264">
                <text:p>3.264</text:p>
              </table:table-cell>
            </table:table-row>
            <table:table-row>
              <table:table-cell office:value-type="string">
                <text:p>Zeile 65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6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7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8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9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0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1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2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3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4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5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6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7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8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9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1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2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4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5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6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7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8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9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